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2c15c0" officeooo:paragraph-rsid="000def0c"/>
    </style:style>
    <style:style style:name="T1" style:family="text">
      <style:text-properties officeooo:rsid="002d4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LSZA CUTOM<text:span text:style-name="T1">I</text:span>ZACJA</text:p>
      <text:p text:style-name="P1">Zasady w tej sekcji są bardziej zaawansowane i zawsze zależą od MG. Mogą być użyte, by MG dostosował typ do konwencji lub settingu, lub przez gracza i MG, by dostosować koncept postaci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8T02:20:22.362000000</meta:creation-date>
    <dc:date>2024-03-08T02:21:07.984000000</dc:date>
    <meta:editing-duration>PT46S</meta:editing-duration>
    <meta:editing-cycles>1</meta:editing-cycles>
    <meta:document-statistic meta:table-count="0" meta:image-count="0" meta:object-count="0" meta:page-count="1" meta:paragraph-count="2" meta:word-count="34" meta:character-count="203" meta:non-whitespace-character-count="171"/>
    <meta:generator>LibreOffice/7.1.4.2$Windows_X86_64 LibreOffice_project/a529a4fab45b75fefc5b6226684193eb000654f6</meta:generator>
  </office:meta>
</office:document-meta>
</file>